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paragraph-rsid="0035db0b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Times New Roman" fo:font-size="12pt" officeooo:rsid="0035db0b" officeooo:paragraph-rsid="0035db0b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1e8e89" style:font-size-asian="12pt" style:font-name-complex="Arial1" style:font-size-complex="12pt"/>
    </style:style>
    <style:style style:name="P1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2f2309" officeooo:paragraph-rsid="0035db0b" style:font-size-asian="12pt" style:font-name-complex="Arial1" style:font-size-complex="12pt"/>
    </style:style>
    <style:style style:name="P11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93453"/>
    </style:style>
    <style:style style:name="P1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3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4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31ab93" style:font-size-asian="12pt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true" fo:line-height="100%" fo:text-align="justify" style:justify-single-word="false" style:text-autospace="none"/>
      <style:text-properties style:text-position="0% 100%" style:font-name="Times New Roman" fo:font-size="12pt" fo:font-style="normal" fo:font-weight="normal" officeooo:rsid="0035db0b" officeooo:paragraph-rsid="0035db0b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rsid="003dc842" officeooo:paragraph-rsid="003dc842"/>
    </style:style>
    <style:style style:name="P1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93453"/>
    </style:style>
    <style:style style:name="P20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3dc842"/>
    </style:style>
    <style:style style:name="P21" style:family="paragraph" style:parent-style-name="Standard">
      <style:paragraph-properties fo:margin-left="1.249cm" fo:margin-right="0cm" fo:margin-top="0cm" fo:margin-bottom="0cm" loext:contextual-spacing="true" fo:line-height="100%" fo:text-align="justify" style:justify-single-word="false" fo:text-indent="0cm" style:auto-text-indent="false" style:text-autospace="none"/>
      <style:text-properties fo:font-weight="normal" officeooo:rsid="0084ace7" officeooo:paragraph-rsid="003dc842" style:font-weight-asian="normal" style:font-weight-complex="normal"/>
    </style:style>
    <style:style style:name="P22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paragraph-rsid="002f2309" style:font-size-asian="12pt" style:font-name-complex="Times New Roman1" style:font-size-complex="12pt"/>
    </style:style>
    <style:style style:name="P23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officeooo:rsid="002f2309" officeooo:paragraph-rsid="002f2309" style:font-size-asian="12pt" style:font-name-complex="Times New Roman1" style:font-size-complex="12pt"/>
    </style:style>
    <style:style style:name="P24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25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e8e8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officeooo:rsid="0035db0b" style:font-size-asian="14pt" style:font-weight-asian="bold" style:font-name-complex="Times New Roman1" style:font-size-complex="14pt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6" style:family="text">
      <style:text-properties style:font-name="Times New Roman" fo:font-size="12pt" officeooo:rsid="002f2309" style:font-size-asian="12pt" style:font-name-complex="Times New Roman1" style:font-size-complex="12pt"/>
    </style:style>
    <style:style style:name="T7" style:family="text">
      <style:text-properties style:font-name="Times New Roman" fo:font-size="12pt" officeooo:rsid="0031ab93" style:font-size-asian="12pt" style:font-name-complex="Times New Roman1" style:font-size-complex="12pt"/>
    </style:style>
    <style:style style:name="T8" style:family="text">
      <style:text-properties style:font-name="Times New Roman" fo:font-size="12pt" officeooo:rsid="0035db0b" style:font-size-asian="12pt" style:font-name-complex="Times New Roman1" style:font-size-complex="12pt"/>
    </style:style>
    <style:style style:name="T9" style:family="text">
      <style:text-properties style:font-name="Times New Roman" fo:font-size="12pt" officeooo:rsid="003dc842" style:font-size-asian="12pt" style:font-name-complex="Times New Roman1" style:font-size-complex="12pt"/>
    </style:style>
    <style:style style:name="T10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5" style:family="text">
      <style:text-properties style:font-name="Arial" fo:font-size="12pt" fo:language="en" fo:country="US" officeooo:rsid="002f2309" style:font-size-asian="12pt" style:font-name-complex="Arial1" style:font-size-complex="12pt"/>
    </style:style>
    <style:style style:name="T16" style:family="text">
      <style:text-properties style:font-name="Arial" fo:font-size="12pt" fo:language="en" fo:country="US" officeooo:rsid="0035db0b" style:font-size-asian="12pt" style:font-name-complex="Arial1" style:font-size-complex="12pt"/>
    </style:style>
    <style:style style:name="T17" style:family="text">
      <style:text-properties style:font-name="Arial" fo:font-size="12pt" fo:language="en" fo:country="US" officeooo:rsid="00393453" style:font-size-asian="12pt" style:font-name-complex="Arial1" style:font-size-complex="12pt"/>
    </style:style>
    <style:style style:name="T18" style:family="text">
      <style:text-properties style:font-name="Arial" fo:font-size="12pt" fo:language="en" fo:country="US" officeooo:rsid="003dc842" style:font-size-asian="12pt" style:font-name-complex="Arial1" style:font-size-complex="12pt"/>
    </style:style>
    <style:style style:name="T19" style:family="text">
      <style:text-properties officeooo:rsid="002e1294"/>
    </style:style>
    <style:style style:name="T20" style:family="text">
      <style:text-properties officeooo:rsid="002f2309"/>
    </style:style>
    <style:style style:name="T21" style:family="text">
      <style:text-properties officeooo:rsid="0035db0b"/>
    </style:style>
    <style:style style:name="T22" style:family="text">
      <style:text-properties style:text-position="0% 100%" style:font-name="Times New Roman" fo:font-size="12pt" fo:font-style="normal" officeooo:rsid="0035db0b" style:font-size-asian="12pt" style:font-style-asian="normal" style:font-name-complex="Times New Roman1" style:font-size-complex="12pt" style:font-style-complex="normal"/>
    </style:style>
    <style:style style:name="T23" style:family="text">
      <style:text-properties style:text-position="0% 100%" style:font-name="Times New Roman" fo:font-size="12pt" fo:font-style="normal" officeooo:rsid="00a94a45" style:font-size-asian="12pt" style:font-style-asian="normal" style:font-name-complex="Times New Roman1" style:font-size-complex="12pt" style:font-style-complex="normal"/>
    </style:style>
    <style:style style:name="T24" style:family="text">
      <style:text-properties style:text-position="0% 100%" style:font-name="Times New Roman" fo:font-size="12pt" fo:font-style="normal" officeooo:rsid="003dc842" style:font-size-asian="12pt" style:font-style-asian="normal" style:font-name-complex="Times New Roman1" style:font-size-complex="12pt" style:font-style-complex="normal"/>
    </style:style>
    <style:style style:name="T25" style:family="text">
      <style:text-properties style:text-position="0% 100%" officeooo:rsid="003dc842"/>
    </style:style>
    <style:style style:name="T26" style:family="text">
      <style:text-properties style:text-position="sub 58%" style:font-name="Times New Roman" fo:font-size="12pt" fo:font-style="normal" officeooo:rsid="00a94a45" style:font-size-asian="12pt" style:font-style-asian="normal" style:font-name-complex="Times New Roman1" style:font-size-complex="12pt" style:font-style-complex="normal"/>
    </style:style>
    <style:style style:name="T27" style:family="text">
      <style:text-properties officeooo:rsid="00393453"/>
    </style:style>
    <style:style style:name="T28" style:family="text">
      <style:text-properties officeooo:rsid="003b5f1b"/>
    </style:style>
    <style:style style:name="T29" style:family="text">
      <style:text-properties officeooo:rsid="003dc842"/>
    </style:style>
    <style:style style:name="T30" style:family="text">
      <style:text-properties style:text-position="super 58%" officeooo:rsid="003dc84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LGORÍTMICA</text:p>
      <text:p text:style-name="P6">2º Grado en Ingeniería Informática</text:p>
      <text:p text:style-name="P17"><text:span text:style-name="T1">Examen de la convocatoria </text:span><text:span text:style-name="T3">extra</text:span><text:span text:style-name="T1">ordinaria. Curso 201</text:span><text:span text:style-name="T2">8</text:span><text:span text:style-name="T1">-201</text:span><text:span text:style-name="T2">9</text:span></text:p>
      <text:p text:style-name="P18"><text:span text:style-name="T1">EXAMEN DE </text:span><text:span text:style-name="T2">I</text:span><text:span text:style-name="T1">NCIDENCIAS (I)</text:span></text:p>
      <text:p text:style-name="P1"/>
      <text:p text:style-name="P2"/>
      <text:p text:style-name="P4">Nombre y apellidos:</text:p>
      <text:p text:style-name="P3"/>
      <text:p text:style-name="P1"/>
      <text:list xml:id="list826359330" text:style-name="WWNum1">
        <text:list-item>
          <text:p text:style-name="P22">(1.<text:span text:style-name="T28">5</text:span> punto) <text:span text:style-name="T29">¿Es mejor un algoritmo que resuelve un problema en 1000n</text:span><text:span text:style-name="T30">2</text:span><text:span text:style-name="T29"> minutos, u otro que resuelve el mismo problema en </text:span><text:span text:style-name="T25">10</text:span><text:span text:style-name="T30">-6</text:span><text:span text:style-name="T25">n</text:span><text:span text:style-name="T30">3</text:span><text:span text:style-name="T25"> segundos? Razone</text:span><text:span text:style-name="T29"> la respuesta utilizando los conceptos de eficiencia de algoritmos estudiados en la asignatura.</text:span></text:p>
        </text:list-item>
        <text:list-item>
          <text:p text:style-name="P23">(1.<text:span text:style-name="T28">5</text:span> punto) <text:span text:style-name="T21">Calcule </text:span>el orden de eficiencia en el caso peor del siguiente código, suponiendo que la llamada a la función V es O(<text:span text:style-name="T21">n</text:span>), <text:span text:style-name="T21">donde n=c-b.</text:span></text:p>
        </text:list-item>
      </text:list>
      <text:p text:style-name="P7"/>
      <text:p text:style-name="P8">void F(<text:span text:style-name="T20">T *a, int b, int c</text:span>) {<text:tab/></text:p>
      <text:p text:style-name="P11"><text:span text:style-name="T13"><text:tab/></text:span><text:span text:style-name="T14">if (</text:span><text:span text:style-name="T16">b&lt;c</text:span><text:span text:style-name="T17">) {</text:span></text:p>
      <text:p text:style-name="P20"><text:span text:style-name="T17"><text:tab/><text:tab/></text:span><text:span text:style-name="T15">F(a, b</text:span><text:span text:style-name="T18">+1</text:span><text:span text:style-name="T15">, </text:span><text:span text:style-name="T18">c</text:span><text:span text:style-name="T15">);</text:span></text:p>
      <text:p text:style-name="P11"><text:span text:style-name="T16"><text:tab/><text:tab/></text:span><text:span text:style-name="T17">if (</text:span><text:span text:style-name="T15">V(a, b, c)</text:span><text:span text:style-name="T14">) </text:span><text:span text:style-name="T15">{</text:span></text:p>
      <text:p text:style-name="P9"><text:tab/><text:tab/><text:tab/>F(a, b, <text:span text:style-name="T29">c-1</text:span>);</text:p>
      <text:p text:style-name="P9"><text:tab/><text:tab/>}</text:p>
      <text:p text:style-name="P9"><text:tab/><text:span text:style-name="T27">}</text:span></text:p>
      <text:p text:style-name="P8">}</text:p>
      <text:p text:style-name="P12"/>
      <text:list xml:id="list163001239152218" text:continue-numbering="true" text:style-name="WWNum1">
        <text:list-item>
          <text:p text:style-name="P24"><text:span text:style-name="T4">(</text:span><text:span text:style-name="T8">2</text:span><text:span text:style-name="T4"> punto</text:span><text:span text:style-name="T6">s</text:span><text:span text:style-name="T4">) </text:span><text:span text:style-name="T8">Enuncie el problema de</text:span><text:span text:style-name="T9">l árbol generador minimal y </text:span><text:span text:style-name="T8">diseñe un algoritmo que lo resuelva de forma óptima</text:span><text:span text:style-name="T5">. </text:span></text:p>
        </text:list-item>
        <text:list-item>
          <text:p text:style-name="P24"><text:span text:style-name="T5">(</text:span><text:span text:style-name="T8">2</text:span><text:span text:style-name="T5"> puntos) </text:span><text:span text:style-name="T7">Explique </text:span><text:span text:style-name="T8">en qué consiste el problema de </text:span><text:span text:style-name="T9">la mochila 0/1</text:span><text:span text:style-name="T8">. ¿Es posible resolver este problema con la técnica de BackTracking? En caso afirmativo, diseñe el algoritmo. En otro caso, justifique porqué no es posible su resolución.</text:span></text:p>
        </text:list-item>
      </text:list>
      <text:p text:style-name="P14"/>
      <text:list xml:id="list163000899861542" text:continue-numbering="true" text:style-name="WWNum1">
        <text:list-item>
          <text:p text:style-name="P25"><text:span text:style-name="T11">(</text:span><text:span text:style-name="T12">3</text:span><text:span text:style-name="T10"> puntos) </text:span><text:span text:style-name="T12">PARTE PRÁCTICA</text:span></text:p>
        </text:list-item>
      </text:list>
      <text:p text:style-name="P15"/>
      <text:p text:style-name="P15"><text:tab/>Diseñe un algoritmo <text:span text:style-name="T29">eficiente </text:span>que resuelva el siguiente problema <text:span text:style-name="T29">utilizando alguna técnica de <text:tab/>diseño de algoritmos estudiada en la asignatura</text:span>:</text:p>
      <text:p text:style-name="P15"/>
      <text:p text:style-name="P21"><text:span text:style-name="T22">Se dispone de un vector v de enteros </text:span><text:span text:style-name="T24">(positivos o negativos) </text:span><text:span text:style-name="T22">de tamaño n. Se desea saber, para un tamaño m dado de entrada (con m&lt;n), cuál es el subvector de tamaño m dentro de v suya suma de componentes tenga valor mínimo. Por ejemplo, para el vector v= {6, 10, 4, 2, 14, 1} y m=3, las posibilidades son los subvectores v’={6, 10, 4} (suma= 20), v’’={10, 4, 2} (suma= 16), v’’’={4, 2, 14} (suma= 20), y v’’’’={2, 14, 1} (suma= 17). La solución es v’’, dado que la suma de sus componentes es mínima. </text:span></text:p>
      <text:p text:style-name="P13"/>
      <text:p text:style-name="P5">Tiempo de examen total: 2 horas <text:span text:style-name="T19">30 minutos</text:span>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30</meta:editing-cycles>
    <meta:print-date>2018-06-08T09:23:00</meta:print-date>
    <meta:creation-date>2018-06-07T13:25:00</meta:creation-date>
    <dc:date>2019-06-27T16:30:00.379592215</dc:date>
    <meta:editing-duration>PT21H41M35S</meta:editing-duration>
    <meta:generator>LibreOffice/6.0.7.3$Linux_X86_64 LibreOffice_project/00m0$Build-3</meta:generator>
    <meta:document-statistic meta:table-count="0" meta:image-count="0" meta:object-count="0" meta:page-count="1" meta:paragraph-count="21" meta:word-count="298" meta:character-count="1695" meta:non-whitespace-character-count="1406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